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44473F27BE65B9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19cm, 5.682cm, 17.714cm, 4.74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cm" svg:height="22.4cm" svg:x="0.992cm" svg:y="2.491cm">
          <draw:image xlink:href="Pictures/10000000000005E8000007E0244473F27BE65B9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52:42.265511617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